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2" style:family="table-cell" style:parent-style-name="Default" style:data-style-name="N49">
      <style:table-cell-properties fo:border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999999"/>
    </style:style>
    <style:style style:name="ce15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6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17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18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19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20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21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22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23" style:family="table-cell" style:parent-style-name="Default" style:data-style-name="N0">
      <style:table-cell-properties fo:border-top="thin solid #FFFFFF" fo:border-bottom="none" fo:border-left="thin solid #FFFFFF" fo:border-right="none"/>
    </style:style>
    <style:style style:name="ce24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25" style:family="table-cell" style:parent-style-name="Default" style:data-style-name="N0">
      <style:table-cell-properties fo:border-top="thin solid #999999" fo:border-bottom="thin solid #999999" fo:border-left="thin solid #FFFFFF" fo:border-right="none"/>
    </style:style>
    <style:style style:name="ce26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27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98979166666667cm" style:use-optimal-column-width="true"/>
    </style:style>
    <style:style style:name="co3" style:family="table-column">
      <style:table-column-properties fo:break-before="auto" style:column-width="2.460625cm" style:use-optimal-column-width="true"/>
    </style:style>
    <style:style style:name="co4" style:family="table-column">
      <style:table-column-properties fo:break-before="auto" style:column-width="11.6152083333333cm" style:use-optimal-column-width="true"/>
    </style:style>
    <style:style style:name="co5" style:family="table-column">
      <style:table-column-properties fo:break-before="auto" style:column-width="9.525cm" style:use-optimal-column-width="true"/>
    </style:style>
    <style:style style:name="co6" style:family="table-column">
      <style:table-column-properties fo:break-before="auto" style:column-width="2.35479166666667cm" style:use-optimal-column-width="true"/>
    </style:style>
    <style:style style:name="co7" style:family="table-column">
      <style:table-column-properties fo:break-before="auto" style:column-width="5.37104166666667cm" style:use-optimal-column-width="true"/>
    </style:style>
    <style:style style:name="co8" style:family="table-column">
      <style:table-column-properties fo:break-before="auto" style:column-width="19.0764583333333cm" style:use-optimal-column-width="true"/>
    </style:style>
    <style:style style:name="co9" style:family="table-column">
      <style:table-column-properties fo:break-before="auto" style:column-width="10.6891666666667cm" style:use-optimal-column-width="true"/>
    </style:style>
    <style:style style:name="co10" style:family="table-column">
      <style:table-column-properties fo:break-before="auto" style:column-width="17.7535416666667cm" style:use-optimal-column-width="true"/>
    </style:style>
    <style:style style:name="co11" style:family="table-column">
      <style:table-column-properties fo:break-before="auto" style:column-width="3.254375cm" style:use-optimal-column-width="true"/>
    </style:style>
    <style:style style:name="co12" style:family="table-column">
      <style:table-column-properties fo:break-before="auto" style:column-width="2.69875cm" style:use-optimal-column-width="true"/>
    </style:style>
    <style:style style:name="co13" style:family="table-column">
      <style:table-column-properties fo:break-before="auto" style:column-width="7.80520833333333cm" style:use-optimal-column-width="true"/>
    </style:style>
    <style:style style:name="co14" style:family="table-column">
      <style:table-column-properties fo:break-before="auto" style:column-width="3.413125cm"/>
    </style:style>
    <style:style style:name="co15" style:family="table-column">
      <style:table-column-properties fo:break-before="auto" style:column-width="1.79916666666667cm"/>
    </style:style>
    <style:style style:name="co16" style:family="table-column">
      <style:table-column-properties fo:break-before="auto" style:column-width="2.32833333333333cm"/>
    </style:style>
    <style:style style:name="co17" style:family="table-column">
      <style:table-column-properties fo:break-before="auto" style:column-width="1.508125cm"/>
    </style:style>
    <style:style style:name="co18" style:family="table-column">
      <style:table-column-properties fo:break-before="auto" style:column-width="2.460625cm"/>
    </style:style>
    <style:style style:name="co19" style:family="table-column">
      <style:table-column-properties fo:break-before="auto" style:column-width="0.873125cm"/>
    </style:style>
    <style:style style:name="co20" style:family="table-column">
      <style:table-column-properties fo:break-before="auto" style:column-width="2.03729166666667cm"/>
    </style:style>
    <style:style style:name="co21" style:family="table-column">
      <style:table-column-properties fo:break-before="auto" style:column-width="2.72520833333333cm"/>
    </style:style>
    <style:style style:name="co22" style:family="table-column">
      <style:table-column-properties fo:break-before="auto" style:column-width="3.36020833333333cm"/>
    </style:style>
    <style:style style:name="co23" style:family="table-column">
      <style:table-column-properties fo:break-before="auto" style:column-width="1.32291666666667cm"/>
    </style:style>
    <style:style style:name="co24" style:family="table-column">
      <style:table-column-properties fo:break-before="auto" style:column-width="0.79375cm"/>
    </style:style>
    <style:style style:name="co25" style:family="table-column">
      <style:table-column-properties fo:break-before="auto" style:column-width="1.85208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45pt" style:use-optimal-row-height="false" fo:break-before="auto"/>
    </style:style>
    <style:style style:name="ro3" style:family="table-row">
      <style:table-row-properties style:row-height="17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10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67" table:default-cell-style-name="ce1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성패</text:p>
          </table:table-cell>
          <table:table-cell office:value-type="string" table:style-name="ce4">
            <text:p>Task_Job</text:p>
          </table:table-cell>
          <table:table-cell office:value-type="string" table:style-name="ce4">
            <text:p>System_Service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Engineer</text:p>
          </table:table-cell>
          <table:table-cell office:value-type="string" table:style-name="ce4">
            <text:p>Root_Cause</text:p>
          </table:table-cell>
          <table:table-cell office:value-type="string" table:style-name="ce4">
            <text:p>Impact_Severity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Ticket</text:p>
          </table:table-cell>
          <table:table-cell office:value-type="string" table:style-name="ce4">
            <text:p>ReviewDated</text:p>
          </table:table-cell>
          <table:table-cell office:value-type="string" table:style-name="ce4">
            <text:p>ReviewResult</text:p>
          </table:table-cell>
          <table:table-cell table:number-columns-repeated="16367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3">
            <text:p>1월</text:p>
          </table:table-cell>
          <table:table-cell office:value-type="string" table:style-name="ce4">
            <text:p>KR</text:p>
          </table:table-cell>
          <table:table-cell office:value-type="string" table:style-name="ce4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4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해당 호스트 VM LB 인입 차단 후 호스트 리부팅</text:p>
          </table:table-cell>
          <table:table-cell office:value-type="string" table:style-name="ce4">
            <text:p>krcloudprdcomdr1510</text:p>
          </table:table-cell>
          <table:table-cell office:value-type="date" office:date-value="2022-01-19T00:00:00" table:style-name="ce6">
            <text:p>2022-01-19</text:p>
          </table:table-cell>
          <table:table-cell office:value-type="string" table:style-name="ce4">
            <text:p>Subramanya Ambale</text:p>
          </table:table-cell>
          <table:table-cell table:style-name="ce7"/>
          <table:table-cell office:value-type="string" table:style-name="ce7">
            <text:p>순차별 LB 절체로 인한 영향도 없음</text:p>
          </table:table-cell>
          <table:table-cell office:value-type="string" table:style-name="ce8">
            <text:p>self heal 프로세스 진행을 위한 호스트 리붓 필요</text:p>
            <text:p>1/19 GIS LB 긴급 지원(krcloud-4125) 시 ccskrecorprgp05, ccskrecorprgp06 제외 후 리부팅 진행</text:p>
          </table:table-cell>
          <table:table-cell office:value-type="string" table:style-name="ce4">
            <text:p>KRCLOUD-4117</text:p>
          </table:table-cell>
          <table:table-cell office:value-type="date" office:date-value="2022-01-19T00:00:00" table:style-name="ce6">
            <text:p>2022-01-19</text:p>
          </table:table-cell>
          <table:table-cell office:value-type="string" table:style-name="ce4">
            <text:p>self heal 프로세스(호스트 리부팅) 완료</text:p>
          </table:table-cell>
          <table:table-cell table:number-columns-repeated="16367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3">
            <text:p>1월</text:p>
          </table:table-cell>
          <table:table-cell office:value-type="string" table:style-name="ce4">
            <text:p>KR</text:p>
          </table:table-cell>
          <table:table-cell office:value-type="string" table:style-name="ce4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4">
            <text:p>완료</text:p>
          </table:table-cell>
          <table:table-cell office:value-type="string" table:style-name="ce4">
            <text:p>성공</text:p>
          </table:table-cell>
          <table:table-cell table:style-name="ce4"/>
          <table:table-cell office:value-type="string" table:style-name="ce4">
            <text:p>krcloudstgcomdr907.krcloud (10.10.175.171)</text:p>
          </table:table-cell>
          <table:table-cell office:value-type="date" office:date-value="2022-01-17T00:00:00" table:style-name="ce6">
            <text:p>2022-01-17</text:p>
          </table:table-cell>
          <table:table-cell office:value-type="string" table:style-name="ce9">
            <text:p>우리 올제 김성균 대리</text:p>
          </table:table-cell>
          <table:table-cell table:style-name="ce7"/>
          <table:table-cell office:value-type="string" table:style-name="ce7">
            <text:p>Controller board 교체</text:p>
          </table:table-cell>
          <table:table-cell office:value-type="string" table:style-name="ce8">
            <text:p>22/01/17 krcloudstgcomdr907.krcloud ipmi 알람 발생</text:p>
            <text:p>→ 벤더 RMA 진행</text:p>
            <text:p>22/01/18 Controller board 교체 필요 확인</text:p>
            <text:p>→ VM 담당자 메일 요청 VM 마이그레이션 요청 메일 발송</text:p>
            <text:p>22/01/20</text:p>
            <text:p>VM 담당자 검증계 VM 으로 작업 진행 확인</text:p>
            <text:p>VM 마이그레이션 진행 완료</text:p>
            <text:p>벤더 요청 01/24 or 01/25 Controller board 교체 작업 진행 예정</text:p>
            <text:p>01/26 14:00 ~ 15:00 작업 완료</text:p>
          </table:table-cell>
          <table:table-cell office:value-type="string" table:style-name="ce4">
            <text:p>KRCLOUD-4136</text:p>
          </table:table-cell>
          <table:table-cell office:value-type="date" office:date-value="2022-01-26T00:00:00" table:style-name="ce6">
            <text:p>2022-01-26</text:p>
          </table:table-cell>
          <table:table-cell table:style-name="ce4"/>
          <table:table-cell table:number-columns-repeated="16367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3">
            <text:p>2월</text:p>
          </table:table-cell>
          <table:table-cell office:value-type="string" table:style-name="ce4">
            <text:p>KR</text:p>
          </table:table-cell>
          <table:table-cell office:value-type="string" table:style-name="ce4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4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9">
            <text:p>KRCloud-PRD-IPMI-R14 Ethernet15 구간 확인 요청</text:p>
            <text:p>krcloudprdcomdR1413</text:p>
            <text:p>상태 점검 요청</text:p>
          </table:table-cell>
          <table:table-cell office:value-type="string" table:style-name="ce4">
            <text:p>krcloudprdcomdR1413</text:p>
          </table:table-cell>
          <table:table-cell office:value-type="date" office:date-value="2022-02-04T00:00:00" table:style-name="ce6">
            <text:p>2022-02-04</text:p>
          </table:table-cell>
          <table:table-cell office:value-type="string" table:style-name="ce9">
            <text:p>심명보</text:p>
            <text:p>우리 올제 김성균 대리</text:p>
          </table:table-cell>
          <table:table-cell table:style-name="ce7"/>
          <table:table-cell office:value-type="string" table:style-name="ce7">
            <text:p>Motherboard 교체</text:p>
          </table:table-cell>
          <table:table-cell office:value-type="string" table:style-name="ce8">
            <text:p>21/12/04 KRCloud-PRD-IPMI-R14(10.11.41.194 ) - eth15 해당 인터페이스 다운 확인</text:p>
            <text:p>21/12/07 벤더 점검 요청 지빅 및 케이블 점검 다른 부서 확인 요청</text:p>
            <text:p>21/12/13 IssA기술팀 점검 요청</text:p>
            <text:p>21/12/30 Dell 벤더 해당 호스트 점검 요청</text:p>
            <text:p>22/01/18 IssA 기술팀 김준석 책임님 확인 결과 호스트 Motherboard 교체 필요 확인</text:p>
            <text:p>22/01/19 VM 담당자 컨테 호스트 변경 진행</text:p>
            <text:p>VM 3대 마이그레이션 실패</text:p>
            <text:p>22/01/26 마이그레이션 실패 -&gt; VM coold 마이그레이션 진행</text:p>
            <text:p>22/02/04 14:00 Motherboard 교체 진행 후 정상 확인</text:p>
            <text:p>VM 마이그레이션 원복 완료</text:p>
            <text:p>Evacuation 노드 2대 확보</text:p>
          </table:table-cell>
          <table:table-cell office:value-type="string" table:style-name="ce9">
            <text:p>KRCLOUD-3838</text:p>
            <text:p>KRCLOUD-4135</text:p>
          </table:table-cell>
          <table:table-cell table:number-columns-repeated="2" table:style-name="ce4"/>
          <table:table-cell table:number-columns-repeated="16367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2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Netapp 볼륨 점검 및 벤더 케이스분석 의뢰</text:p>
          </table:table-cell>
          <table:table-cell office:value-type="string" table:style-name="ce4">
            <text:p>netapp(10.11.41.230)</text:p>
          </table:table-cell>
          <table:table-cell office:value-type="date" office:date-value="2022-01-12T00:00:00" table:style-name="ce6">
            <text:p>2022-01-12</text:p>
          </table:table-cell>
          <table:table-cell office:value-type="string" table:style-name="ce9">
            <text:p>정종인</text:p>
            <text:p>이테크시스템 허정수 과장</text:p>
          </table:table-cell>
          <table:table-cell table:style-name="ce7"/>
          <table:table-cell office:value-type="string" table:style-name="ce7">
            <text:p>서비스허브 connect fail증가</text:p>
          </table:table-cell>
          <table:table-cell office:value-type="string" table:style-name="ce8">
            <text:p>22/01/12 서비스허브 트래픽 밀림 현상 발생</text:p>
            <text:p>==&gt; L4 및 트래픽 점검</text:p>
            <text:p>22/01/14 CPU limit으로 스로틀링 현상으로 판단하여 제한조건 해제 작업 진행</text:p>
            <text:p>==&gt; 모니터링 시 증상이 더 심하여 원복</text:p>
            <text:p>22/01/17 워커노드 iowait 급증 발견</text:p>
            <text:p>==&gt; nfs 분석요청 share_8a331b8c_9fed_4a09_9c18_69c3c6e9a541</text:p>
            <text:p>==&gt; netapp 볼륨 점검 및 벤더 케이스 분석 의뢰</text:p>
            <text:p>==&gt; 중간 분석 결과 : nfs_volume_GIS(share_64d36417_213f_4672_8f89_cdc1683ea6c9) 에서 18시경 Burst IO를 발생시킨다는 의견</text:p>
            <text:p>==&gt; 벤더 측 정확한 분석 진행 중</text:p>
            <text:p>22/01/18 06시경 동일 증상 발생</text:p>
            <text:p>==&gt; 해당 시간 로그 분석 추가 의뢰</text:p>
            <text:p>22/01/27 GIS볼륨 Throughput 4Gbps QoS적용 완료</text:p>
            <text:p>2월 2주차까지 서비스영향도 모니터링 진행</text:p>
          </table:table-cell>
          <table:table-cell office:value-type="string" table:style-name="ce9">
            <text:p>KRCLOUD-4128</text:p>
            <text:p>KRCLOUD-4122<text:s/></text:p>
            <text:p>KRCLOUD-4124</text:p>
          </table:table-cell>
          <table:table-cell table:number-columns-repeated="2" table:style-name="ce2"/>
          <table:table-cell table:number-columns-repeated="16367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3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9">
            <text:p>ccskrbigps03dnp02 리부팅 관련</text:p>
            <text:p>BAREMETAL krcloudprdcomdr1803 RMA 진행</text:p>
          </table:table-cell>
          <table:table-cell office:value-type="string" table:style-name="ce9">
            <text:p>ccskrbigps03dnp02 (10.11.63.239)</text:p>
            <text:p>krcloudprdcomdr1803 (10.11.41.68)</text:p>
          </table:table-cell>
          <table:table-cell office:value-type="date" office:date-value="2022-02-13T00:00:00" table:style-name="ce6">
            <text:p>2022-02-13</text:p>
          </table:table-cell>
          <table:table-cell office:value-type="string" table:style-name="ce9">
            <text:p>심명보</text:p>
            <text:p>우리올제 김성규 과장</text:p>
          </table:table-cell>
          <table:table-cell table:style-name="ce7"/>
          <table:table-cell office:value-type="string" table:style-name="ce7">
            <text:p>krcloudprdcomdr1803 메모리 에러 로그 발생</text:p>
          </table:table-cell>
          <table:table-cell office:value-type="string" table:style-name="ce8">
            <text:p>22/02/13 BAREMETAL ccskrbigps03dnp02 vm 리부팅 발생</text:p>
            <text:p>22/02/14 ipmi 확인 시 메모리 에러 로그 확인</text:p>
            <text:p>22/02/15 벤더 RMA 진행 중</text:p>
            <text:p>메모리 교체 권고 담당자 확인 후 일정 조율 예정</text:p>
            <text:p>22/02/24 메모리 교체 관련 담당자 일정 조율 중</text:p>
            <text:p>3월 까지 모니 터링 결과 리부팅 후 하드웨어 이상 없어 메모리 교체 진행 없이 사용 예정</text:p>
          </table:table-cell>
          <table:table-cell office:value-type="string" table:style-name="ce4">
            <text:p>KRCLOUD-4272</text:p>
          </table:table-cell>
          <table:table-cell table:number-columns-repeated="2" table:style-name="ce2"/>
          <table:table-cell table:number-columns-repeated="16367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3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통합계정 VM(account, profile) 장애관련 긴급 지원</text:p>
          </table:table-cell>
          <table:table-cell office:value-type="string" table:style-name="ce4">
            <text:p>UW-KRMTS-L7</text:p>
          </table:table-cell>
          <table:table-cell office:value-type="date" office:date-value="2022-02-25T00:00:00" table:style-name="ce6">
            <text:p>2022-02-25</text:p>
          </table:table-cell>
          <table:table-cell office:value-type="string" table:style-name="ce4">
            <text:p>정종인 매니저</text:p>
          </table:table-cell>
          <table:table-cell table:number-columns-repeated="2" table:style-name="ce7"/>
          <table:table-cell office:value-type="string" table:style-name="ce8">
            <text:p>통합계정 장애 관련 변경 및 지원</text:p>
            <text:p>변경사항(22/02/25금)</text:p>
            <text:p/>
            <text:p>VM Scale-Out</text:p>
            <text:p>- 기존 account 2대, profile 2대 →</text:p>
            <text:p><text:s/>account 3대, profile 3대로 각 1대 씩 Scale-out</text:p>
            <text:p>- API G/W VM 8대 → 10대 Scale-out</text:p>
            <text:p>- LB service group에 신규 VM 추가</text:p>
            <text:p>A10 LB SNAT Pool 변경</text:p>
            <text:p>- 기존 Source NAT Auto → Source NAT Pool 변경 (account, profile 각각 IP 3개씩 pool 할당)</text:p>
            <text:p>오전 Peak 시간 LB 모니터링 지원</text:p>
            <text:p>- 22/02/28월 : 특이사항 없음</text:p>
            <text:p>- 22/03/02수 : 서비스 장애 발생, LB특이사항 없음</text:p>
          </table:table-cell>
          <table:table-cell office:value-type="string" table:style-name="ce9">
            <text:p>KRCLOUD-4390</text:p>
            <text:p>KRCLOUD-4391</text:p>
            <text:p>KRCLOUD-4392</text:p>
          </table:table-cell>
          <table:table-cell table:number-columns-repeated="2" table:style-name="ce2"/>
          <table:table-cell table:number-columns-repeated="16367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3월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북미 데이터 센터 쿨러 이상 발생</text:p>
          </table:table-cell>
          <table:table-cell office:value-type="string" table:style-name="ce4">
            <text:p>NA Datacenter</text:p>
          </table:table-cell>
          <table:table-cell office:value-type="date" office:date-value="2022-03-11T00:00:00" table:style-name="ce12">
            <text:p>03월 11일</text:p>
          </table:table-cell>
          <table:table-cell office:value-type="string" table:style-name="ce9">
            <text:p>정진호, 심명보, 이한새, 채한길, 우전성, Ahmed. 김의현</text:p>
            <text:p>/ 벤더사 직원</text:p>
          </table:table-cell>
          <table:table-cell table:number-columns-repeated="2" table:style-name="ce7"/>
          <table:table-cell office:value-type="string" table:style-name="ce8">
            <text:p>NACLOUD 일부 호스트 온도 알람 발생확인</text:p>
            <text:p>ipmi 확인 시 온도 상승 확인</text:p>
            <text:p>NOC 연락 및 내용 전파 → NOC 측 벤더 엔지니어 데이터 센터 연락 및 내용 전파</text:p>
            <text:p>일부 검증계 호스트 다운 발생</text:p>
            <text:p>벤더 엔진어 데이터 센타 도착 및 쿨러 이상으로 인한 공조 이슈 확인</text:p>
            <text:p>검증계 호스트 및 vm 재기동 진행</text:p>
            <text:p>Netapp prd ssd 다운</text:p>
            <text:p>Netapp 엔지니어 점검 요청</text:p>
            <text:p>센터 엔지니어 센터 쿨러 작업 후 상태 정상 확인</text:p>
            <text:p>다운 호스트 및 VM running 상태 정상 확인</text:p>
            <text:p>Netapp 엔지니어 NA Netapp prd ssd 기동 및 상태 확인</text:p>
            <text:p>다운 VM 들 중 DB VM 들 상태 점검 진행</text:p>
            <text:p>mongoDB VM 1대 제외 정상 확인</text:p>
            <text:p>mongoDB 엔지니어 호출 및 상태 점검 요청</text:p>
            <text:p>북미 hmatms Tibero DB 티맥스 측 지원 받아 정상 복구 완료</text:p>
          </table:table-cell>
          <table:table-cell office:value-type="string" table:style-name="ce4">
            <text:p>NACLOUD-1263</text:p>
          </table:table-cell>
          <table:table-cell table:number-columns-repeated="2" table:style-name="ce2"/>
          <table:table-cell table:number-columns-repeated="16367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3월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북미 데이터 센터 쿨러 이상 발생</text:p>
          </table:table-cell>
          <table:table-cell office:value-type="string" table:style-name="ce4">
            <text:p>NA Datacenter</text:p>
          </table:table-cell>
          <table:table-cell office:value-type="date" office:date-value="2022-03-11T00:00:00" table:style-name="ce12">
            <text:p>03월 11일</text:p>
          </table:table-cell>
          <table:table-cell office:value-type="string" table:style-name="ce9">
            <text:p>정진호, 심명보, 이한새, 채한길, 우전성, Ahmed. 김의현</text:p>
            <text:p>/ 벤더사 직원</text:p>
          </table:table-cell>
          <table:table-cell table:number-columns-repeated="2" table:style-name="ce7"/>
          <table:table-cell office:value-type="string" table:style-name="ce8">
            <text:p>NACLOUD 일부 호스트 온도 알람 발생확인</text:p>
            <text:p>ipmi 확인 시 온도 상승 확인</text:p>
            <text:p>NOC 연락 및 내용 전파 → NOC 측 벤더 엔지니어 데이터 센터 연락 및 내용 전파</text:p>
            <text:p>일부 검증계 호스트 다운 발생</text:p>
            <text:p>벤더 엔진어 데이터 센타 도착 및 쿨러 이상으로 인한 공조 이슈 확인</text:p>
            <text:p>검증계 호스트 및 vm 재기동 진행</text:p>
            <text:p>Netapp prd ssd 다운</text:p>
            <text:p>Netapp 엔지니어 점검 요청</text:p>
            <text:p>센터 엔지니어 센터 쿨러 작업 후 상태 정상 확인</text:p>
            <text:p>다운 호스트 및 VM running 상태 정상 확인</text:p>
            <text:p>Netapp 엔지니어 NA Netapp prd ssd 기동 및 상태 확인</text:p>
            <text:p>다운 VM 들 중 DB VM 들 상태 점검 진행</text:p>
            <text:p>mongoDB VM 1대 제외 정상 확인</text:p>
            <text:p>mongoDB 엔지니어 호출 및 상태 점검 요청</text:p>
            <text:p>북미 hmatms Tibero DB 티맥스 측 지원 받아 정상 복구 완료</text:p>
          </table:table-cell>
          <table:table-cell office:value-type="string" table:style-name="ce4">
            <text:p>NACLOUD-1263</text:p>
          </table:table-cell>
          <table:table-cell table:number-columns-repeated="2" table:style-name="ce2"/>
          <table:table-cell table:number-columns-repeated="16367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4월</text:p>
          </table:table-cell>
          <table:table-cell office:value-type="string" table:style-name="ce11">
            <text:p>CN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9">
            <text:p>NBU장비 출구 라우팅을 변경.</text:p>
            <text:p>접속 않되는거에 대하여 수동으로 라우팅을 추가.</text:p>
          </table:table-cell>
          <table:table-cell office:value-type="string" table:style-name="ce4">
            <text:p>ccscntmsdbp01 (10.124.253.152)</text:p>
          </table:table-cell>
          <table:table-cell office:value-type="date" office:date-value="2022-04-05T00:00:00" table:style-name="ce6">
            <text:p>2022-04-05</text:p>
          </table:table-cell>
          <table:table-cell office:value-type="string" table:style-name="ce9">
            <text:p>중국 법인 최영근</text:p>
            <text:p>CCS 이한새</text:p>
          </table:table-cell>
          <table:table-cell table:style-name="ce7"/>
          <table:table-cell office:value-type="string" table:style-name="ce7">
            <text:p>netbackup 수행 안 됨.</text:p>
          </table:table-cell>
          <table:table-cell office:value-type="string" table:style-name="ce8">
            <text:p>22/04/06 넷백업 수행 안 되는 현상 발생</text:p>
            <text:p>22/04/08 넷백업 스위치 down 확인 (중국 법인 작업)</text:p>
            <text:p>==&gt; 스위치 up 후 ccscntmsdbp02 는 netbackup 과 통신이 되지만</text:p>
            <text:p>ccscntmsdbp01 은 netbackup 과 통신이 안 됨.</text:p>
            <text:p>22/04/12 NBU장비 출구 라우팅을 변경. (중국 법인 작업)</text:p>
            <text:p>접속 않되는 거에 대하여 수동으로 라우팅을 추가.</text:p>
            <text:p>==&gt; ccscntmsdbp01 도 정상적으로 통신 되는 것 확인</text:p>
            <text:p>22/04/12 넷백업 정상 확인</text:p>
          </table:table-cell>
          <table:table-cell office:value-type="string" table:style-name="ce9">
            <text:p>CNCLOUD-1931</text:p>
            <text:p>CNCLOUD-1948</text:p>
          </table:table-cell>
          <table:table-cell table:number-columns-repeated="2" table:style-name="ce2"/>
          <table:table-cell table:number-columns-repeated="16367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4월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DB Recovery</text:p>
          </table:table-cell>
          <table:table-cell office:value-type="string" table:style-name="ce9">
            <text:p>ccsnakmatmsdbp01</text:p>
            <text:p>ccsnakmatmsdbp02</text:p>
          </table:table-cell>
          <table:table-cell office:value-type="string" table:style-name="ce4">
            <text:p>2022.04.18 07:44 KST</text:p>
          </table:table-cell>
          <table:table-cell office:value-type="string" table:style-name="ce9">
            <text:p>김효은 매니저</text:p>
            <text:p>이한새 매니저</text:p>
            <text:p>정진호 매니저</text:p>
            <text:p>T-max 이정훈 수석</text:p>
            <text:p>VCS 이진용 부장</text:p>
          </table:table-cell>
          <table:table-cell office:value-type="string" table:style-name="ce7">
            <text:p>DB block corruption</text:p>
          </table:table-cell>
          <table:table-cell office:value-type="string" table:style-name="ce7">
            <text:p>DB Down</text:p>
          </table:table-cell>
          <table:table-cell office:value-type="string" table:style-name="ce8">
            <text:p>DB block이 깨지면서 해당 block read시 DB down현상 발생</text:p>
            <text:p>CCS플랫폼팀, 벤더사 엔지니어, NOC 팀즈 브릿지콜 오픈하여 대응</text:p>
            <text:p>DB 복구 완료 (04/19 23:30 KST)</text:p>
            <text:p>NOC측에서 서비스 정상화 확인 완료</text:p>
          </table:table-cell>
          <table:table-cell office:value-type="string" table:style-name="ce4">
            <text:p>NACLOUD-1336</text:p>
          </table:table-cell>
          <table:table-cell table:number-columns-repeated="2" table:style-name="ce2"/>
          <table:table-cell table:number-columns-repeated="16367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5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2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Host reboot</text:p>
          </table:table-cell>
          <table:table-cell office:value-type="string" table:style-name="ce4">
            <text:p>kr-az2-com06-01r08.kr.hcloud.h53</text:p>
          </table:table-cell>
          <table:table-cell office:value-type="date" office:date-value="2022-05-12T00:00:00" table:style-name="ce6">
            <text:p>2022-05-12</text:p>
          </table:table-cell>
          <table:table-cell table:style-name="ce4"/>
          <table:table-cell office:value-type="string" table:style-name="ce7">
            <text:p>Host reboot 발생으로 VM 13대 down time 발생</text:p>
          </table:table-cell>
          <table:table-cell office:value-type="string" table:style-name="ce8">
            <text:p>VM down time 발생</text:p>
            <text:p/>
            <text:p>(이중화 되어 있는 redis DB가 해당 호스트에 몰려 있어 서비스 장애 발생)</text:p>
          </table:table-cell>
          <table:table-cell office:value-type="string" table:style-name="ce8">
            <text:p>Evacuation 호스트 VM 이관 완료 후 VM 정상상태 확인</text:p>
            <text:p/>
            <text:p>영향받은 VM 리스트</text:p>
            <text:p>mongos-diagnostic03.ap-northeast-2.prd.h53</text:p>
            <text:p>coccentraldashboard01.ap-northeast-2.prd.h53</text:p>
            <text:p>kubedeploy01.ap-northeast-2.prd.h53</text:p>
            <text:p>aps-mongodb03.ap-northeast-2.prd.h53</text:p>
            <text:p>aps-mongodb02.ap-northeast-2.prd.h53</text:p>
            <text:p>aps-mongodb01.ap-northeast-2.prd.h53</text:p>
            <text:p>cfs-postgresql02.ap-northeast-2.prd.h53</text:p>
            <text:p>cfs-postgresql01.ap-northeast-2.prd.h53</text:p>
            <text:p>ccskr2gen3mongop03.ap-northeast-2.prd.h53</text:p>
            <text:p>ccskr2gen3rediscsp02.ap-northeast-2.prd.h53</text:p>
            <text:p>ccskr2gen3rediscmp03.ap-northeast-2.prd.h53</text:p>
            <text:p>ccskr2gen2rediscsp02.ap-northeast-2.prd.h53</text:p>
            <text:p>ccskr2gen2rediscmp03.ap-northeast-2.prd.h53</text:p>
          </table:table-cell>
          <table:table-cell table:number-columns-repeated="3" table:style-name="ce2"/>
          <table:table-cell table:number-columns-repeated="16367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5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2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Rancher 서비스 down</text:p>
          </table:table-cell>
          <table:table-cell office:value-type="string" table:style-name="ce4">
            <text:p>paas-prd-rancher02</text:p>
          </table:table-cell>
          <table:table-cell office:value-type="date" office:date-value="2022-05-12T00:00:00" table:style-name="ce6">
            <text:p>2022-05-12</text:p>
          </table:table-cell>
          <table:table-cell table:style-name="ce4"/>
          <table:table-cell office:value-type="string" table:style-name="ce7">
            <text:p>paas-prd-rancher02 해당 rancher VM의 메모리사용률이 90%를 넘어가면서 서비스 장애가 발생</text:p>
          </table:table-cell>
          <table:table-cell office:value-type="string" table:style-name="ce7">
            <text:p>rancher 서비스 down</text:p>
          </table:table-cell>
          <table:table-cell office:value-type="string" table:style-name="ce7">
            <text:p>paas-prd-rancher 서비스 정상화 및 paas-prd-rancher02 VM 재생성으로 조치 완료</text:p>
          </table:table-cell>
          <table:table-cell table:number-columns-repeated="3" table:style-name="ce2"/>
          <table:table-cell table:number-columns-repeated="16367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5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내수 CCS 주간 5분 간격 배치잡 실패, push 알람 수신 실패</text:p>
          </table:table-cell>
          <table:table-cell office:value-type="string" table:style-name="ce4">
            <text:p>mysql/f3df43e3-c88f-425b-9560-d97ea7895d8d</text:p>
          </table:table-cell>
          <table:table-cell office:value-type="date" office:date-value="2022-05-17T00:00:00" table:style-name="ce6">
            <text:p>2022-05-17</text:p>
          </table:table-cell>
          <table:table-cell table:style-name="ce4"/>
          <table:table-cell office:value-type="string" table:style-name="ce8">
            <text:p>Bosh health check에 문제가 생긴것을 인지하여 원인 파악 및 장애조치의 일환으로</text:p>
            <text:p>openstack에서 error 상태인 VM을 정리하며 error 상태였던 mysql VM을 같이 삭제함</text:p>
          </table:table-cell>
          <table:table-cell office:value-type="string" table:style-name="ce7">
            <text:p>내수 CCS 주간 5분 간격 배치잡 실패, push 알람 수신 실패</text:p>
          </table:table-cell>
          <table:table-cell office:value-type="string" table:style-name="ce7">
            <text:p>VM 재생성 과정에서 openstack dhcp 컨테이너 문제 및 keypair 문제가 있어 조치 후 VM 복구 완료</text:p>
          </table:table-cell>
          <table:table-cell table:number-columns-repeated="3" table:style-name="ce2"/>
          <table:table-cell table:number-columns-repeated="16367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5월</text:p>
          </table:table-cell>
          <table:table-cell office:value-type="string" table:style-name="ce11">
            <text:p>EU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EDB Failover</text:p>
          </table:table-cell>
          <table:table-cell office:value-type="string" table:style-name="ce9">
            <text:p>ccseudbp01</text:p>
            <text:p>ccseudbp02</text:p>
          </table:table-cell>
          <table:table-cell office:value-type="date" office:date-value="2022-05-25T00:00:00" table:style-name="ce6">
            <text:p>2022-05-25</text:p>
          </table:table-cell>
          <table:table-cell office:value-type="string" table:style-name="ce9">
            <text:p>허원범 매니저</text:p>
            <text:p>정진호 매니저</text:p>
          </table:table-cell>
          <table:table-cell table:style-name="ce4"/>
          <table:table-cell office:value-type="string" table:style-name="ce7">
            <text:p>DB Failover중 순단 발생</text:p>
          </table:table-cell>
          <table:table-cell office:value-type="string" table:style-name="ce8">
            <text:p>AWS로의 replication이 진행되지 않아 slot을 drop하지 못하고 계속 물고 있었음</text:p>
            <text:p>replication slot 이 drop 되지 않으면 xlog 파일들이 삭제되지 않고 보관되어 볼륨 사용량이 증가</text:p>
            <text:p>스크립트에 의한 drop 명령어가 수행되지 않음</text:p>
            <text:p>Failover 후 slot이 drop되면서 xlog파일들이 정리되고 DB 정상화</text:p>
          </table:table-cell>
          <table:table-cell office:value-type="string" table:style-name="ce4">
            <text:p>EUCLOUD-2297</text:p>
          </table:table-cell>
          <table:table-cell table:number-columns-repeated="2" table:style-name="ce2"/>
          <table:table-cell table:number-columns-repeated="16367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6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7">
            <text:p>RMA / 디스크 교체</text:p>
          </table:table-cell>
          <table:table-cell office:value-type="string" table:style-name="ce9">
            <text:p>krcloudprdcomdr1514</text:p>
            <text:p>ccskrkafkap03</text:p>
          </table:table-cell>
          <table:table-cell office:value-type="date" office:date-value="2022-06-09T00:00:00" table:style-name="ce6">
            <text:p>2022-06-09</text:p>
          </table:table-cell>
          <table:table-cell office:value-type="string" table:style-name="ce4">
            <text:p>심명보 매니저, 이은도 매니저</text:p>
          </table:table-cell>
          <table:table-cell table:style-name="ce4"/>
          <table:table-cell office:value-type="string" table:style-name="ce7">
            <text:p>RAID 1 구성으로 서버 다운 없이 작업 진행</text:p>
          </table:table-cell>
          <table:table-cell office:value-type="string" table:style-name="ce8">
            <text:p>22/05/30 krcloudprdcomdr1514 log 분석 요청</text:p>
            <text:p>22/06/08(목) 디스크 교체 작업 예정</text:p>
            <text:p>22/06/08 디스크 교체 완료</text:p>
          </table:table-cell>
          <table:table-cell table:style-name="ce4"/>
          <table:table-cell office:value-type="date" office:date-value="2022-06-09T00:00:00" table:style-name="ce6">
            <text:p>2022-06-09</text:p>
          </table:table-cell>
          <table:table-cell table:style-name="ce4"/>
          <table:table-cell table:style-name="ce13"/>
          <table:table-cell table:number-columns-repeated="16366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6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7">
            <text:p>네트워크 장비 점검</text:p>
          </table:table-cell>
          <table:table-cell office:value-type="string" table:style-name="ce9">
            <text:p>KRCloud-PRD-BL-01</text:p>
            <text:p>KRCloud-PRD-L7-01</text:p>
          </table:table-cell>
          <table:table-cell office:value-type="date" office:date-value="2022-05-24T00:00:00" table:style-name="ce6">
            <text:p>2022-05-24</text:p>
          </table:table-cell>
          <table:table-cell office:value-type="string" table:style-name="ce9">
            <text:p>임정현 매니저, SPK 박대성 과장,<text:s/></text:p>
            <text:p>오픈베이스 남재하 과장</text:p>
          </table:table-cell>
          <table:table-cell table:style-name="ce4"/>
          <table:table-cell office:value-type="string" table:style-name="ce7">
            <text:p>KRCloud-PRD-BL-01 ↔ KRCloud-PRD-L7-01 인터페이스 간 error 카운트 알람 발생</text:p>
          </table:table-cell>
          <table:table-cell office:value-type="string" table:style-name="ce8">
            <text:p>미확인 트래픽, 인터페이스 장애 등으로 오류 발생 가능</text:p>
            <text:p>일시적 장애 발생으로 지속 모니터링 진행</text:p>
            <text:p>벤더 엔지니어에게 tech log 정보 전달</text:p>
            <text:p>벤더측 점검 결과 장비 상태 특이사항 미발견으로 종료</text:p>
          </table:table-cell>
          <table:table-cell table:style-name="ce4"/>
          <table:table-cell table:style-name="ce6"/>
          <table:table-cell table:style-name="ce4"/>
          <table:table-cell table:style-name="ce13"/>
          <table:table-cell table:number-columns-repeated="16366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6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2센터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9">
            <text:p>2센터 검증계 호스트 리부팅 반복</text:p>
            <text:p>kr-az2-com05-02r08.kr.hcloud.h53</text:p>
            <text:p>벤더 RMA 진행 펌웨어 업그레이드 작업 진행</text:p>
          </table:table-cell>
          <table:table-cell office:value-type="string" table:style-name="ce4">
            <text:p>kr-az2-com05-02r08.kr.hcloud.h53</text:p>
          </table:table-cell>
          <table:table-cell office:value-type="string" table:style-name="ce9">
            <text:p>22/05/29</text:p>
            <text:p>~</text:p>
            <text:p>22/06/06</text:p>
          </table:table-cell>
          <table:table-cell office:value-type="string" table:style-name="ce9">
            <text:p>양영우 티장,</text:p>
            <text:p>이근호 매니저,</text:p>
            <text:p>정종인 매니저,</text:p>
            <text:p>김지윤 매니저,</text:p>
            <text:p>심명보 매니저,</text:p>
          </table:table-cell>
          <table:table-cell table:style-name="ce4"/>
          <table:table-cell table:style-name="ce7"/>
          <table:table-cell office:value-type="string" table:style-name="ce8">
            <text:p>22/05/29 2센터 검증계 호스티 다운 발생</text:p>
            <text:p>22/05/31 새로운 evacuation node 전달 받아 호스트 이동 진행</text:p>
            <text:p>18 node 작업 미완료 확인 되어 VM ping fail 발생</text:p>
            <text:p>새로 비워진 호스트 com16 존 편성 후 evacuate 진행</text:p>
            <text:p>현재 10대 VM 중 1대 제외 호스트 변경 완료</text:p>
            <text:p>VM 1대 DB 정보 작업 이후 정상 호스트 변경 완료</text:p>
            <text:p>장애 호스트 펌웨어 업그레이드 진행</text:p>
            <text:p>strees 테스트 진행 후 호스트 다운 발생 X</text:p>
            <text:p>호스트 정상 확인</text:p>
          </table:table-cell>
          <table:table-cell office:value-type="string" table:style-name="ce4">
            <text:p>KRCLOUD-4968</text:p>
          </table:table-cell>
          <table:table-cell office:value-type="date" office:date-value="2022-06-09T00:00:00" table:style-name="ce6">
            <text:p>2022-06-09</text:p>
          </table:table-cell>
          <table:table-cell table:style-name="ce4"/>
          <table:table-cell table:style-name="ce13"/>
          <table:table-cell table:number-columns-repeated="16366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6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2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7">
            <text:p>2센터 Spine02 Interface Down</text:p>
          </table:table-cell>
          <table:table-cell office:value-type="string" table:style-name="ce9">
            <text:p>Spine02</text:p>
            <text:p>CL03-D-01R08</text:p>
          </table:table-cell>
          <table:table-cell office:value-type="date" office:date-value="2022-06-14T00:00:00" table:style-name="ce6">
            <text:p>2022-06-14</text:p>
          </table:table-cell>
          <table:table-cell office:value-type="string" table:style-name="ce4">
            <text:p>임정현 매니저</text:p>
          </table:table-cell>
          <table:table-cell table:style-name="ce4"/>
          <table:table-cell office:value-type="string" table:style-name="ce7">
            <text:p>Spine02 Eth50 - CL03-D-01R08 Eth8/1 간 Interface Down</text:p>
          </table:table-cell>
          <table:table-cell office:value-type="string" table:style-name="ce8">
            <text:p>네트워크 장비간 Interface Down 발생하여 2선(HMC) 확인 요청</text:p>
            <text:p>RAM등 후속절차 진행중(긴급)</text:p>
          </table:table-cell>
          <table:table-cell table:style-name="ce4"/>
          <table:table-cell table:number-columns-repeated="2" table:style-name="ce2"/>
          <table:table-cell table:number-columns-repeated="16367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6월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진행중</text:p>
          </table:table-cell>
          <table:table-cell office:value-type="string" table:style-name="ce11">
            <text:p>원인분석중</text:p>
          </table:table-cell>
          <table:table-cell office:value-type="string" table:style-name="ce7">
            <text:p>tibero down</text:p>
          </table:table-cell>
          <table:table-cell office:value-type="string" table:style-name="ce9">
            <text:p>ccsnakcitmsdbp01 (10.112.203.219)</text:p>
            <text:p>ccsnakcitmsdbp02 (10.112.203.220)</text:p>
          </table:table-cell>
          <table:table-cell office:value-type="date" office:date-value="2022-05-01T00:00:00" table:style-name="ce6">
            <text:p>2022-05-01</text:p>
          </table:table-cell>
          <table:table-cell office:value-type="string" table:style-name="ce9">
            <text:p>이세용 매니저</text:p>
            <text:p>박준우 책임</text:p>
          </table:table-cell>
          <table:table-cell table:style-name="ce4"/>
          <table:table-cell office:value-type="string" table:style-name="ce8">
            <text:p>tibero down 발생</text:p>
            <text:p>아래와 같은 에러 발생</text:p>
            <text:p>1) THROW. ec=ERROR_CACHE_BLOCK_CHECKSUM_ERROR(-1010) [ Unable to read fractured block: file# 4, block# 251753. <text:s text:c="2"/>] (csr_id:3738) [tc_bh.c:1449:tcbh_check_block_]</text:p>
            <text:p>2) Out of Memory(type:1 malloc): 936 bytes (line:38) (file:/home/autodist/build_20210303_150537/tibero6/src/common/tb_err_inst.c)</text:p>
          </table:table-cell>
          <table:table-cell office:value-type="string" table:style-name="ce8">
            <text:p>22/05/01 tibero down</text:p>
            <text:p>22/05/01 1) block 이 깨짐.</text:p>
            <text:p><text:s/>2) Out of Memory 발생</text:p>
          </table:table-cell>
          <table:table-cell table:number-columns-repeated="2" table:style-name="ce2"/>
          <table:table-cell office:value-type="string" table:style-name="ce9">
            <text:p>22/05/03 tibero 엔지니어와 복구 작업 후 log 분석 요청</text:p>
            <text:p>22/05/11 tibero Interval Partion Table 에서 dml 사용시 메모리 누수 가능</text:p>
            <text:p>패치 모듈 테스트 중</text:p>
          </table:table-cell>
          <table:table-cell table:number-columns-repeated="16367" table:style-name="ce5"/>
        </table:table-row>
        <table:table-row table:number-rows-repeated="1048556" table:style-name="ro3">
          <table:table-cell table:number-columns-repeated="16384"/>
        </table:table-row>
      </table:table>
      <table:table table:name="요약" table:style-name="ta1">
        <table:table-column table:style-name="co14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4">
            <text:p>테넌트</text:p>
          </table:table-cell>
          <table:table-cell office:value-type="string" table:style-name="ce14">
            <text:p>(다중 항목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진행상태</text:p>
          </table:table-cell>
          <table:table-cell office:value-type="string" table:style-name="ce14">
            <text:p>(다중 항목)</text:p>
          </table:table-cell>
          <table:table-cell table:number-columns-repeated="4" table:style-name="ce1"/>
          <table:table-cell table:style-name="ce1">
            <draw:frame draw:z-index="1" draw:id="id0" draw:style-name="a0" draw:name="차트 3" svg:x="0in" svg:y="0in" svg:width="6.69291in" svg:height="3.8897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개수 : Task / Job</text:p>
          </table:table-cell>
          <table:table-cell office:value-type="string" table:style-name="ce15">
            <text:p>성패</text:p>
          </table:table-cell>
          <table:table-cell table:style-name="ce16"/>
          <table:table-cell table:number-columns-repeated="16381"/>
        </table:table-row>
        <table:table-row table:style-name="ro1">
          <table:table-cell office:value-type="string" table:style-name="ce15">
            <text:p>리전</text:p>
          </table:table-cell>
          <table:table-cell office:value-type="string" table:style-name="ce15">
            <text:p>성공</text:p>
          </table:table-cell>
          <table:table-cell office:value-type="string" table:style-name="ce17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KR</text:p>
          </table:table-cell>
          <table:table-cell office:value-type="float" office:value="11" table:style-name="ce15">
            <text:p>11</text:p>
          </table:table-cell>
          <table:table-cell office:value-type="float" office:value="11" table:style-name="ce17">
            <text:p>11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NA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9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EU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CN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0">
            <text:p>총합계</text:p>
          </table:table-cell>
          <table:table-cell office:value-type="float" office:value="15" table:style-name="ce20">
            <text:p>15</text:p>
          </table:table-cell>
          <table:table-cell office:value-type="float" office:value="15" table:style-name="ce14">
            <text:p>15</text:p>
          </table:table-cell>
          <table:table-cell table:number-columns-repeated="1638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4">
            <text:p>테넌트</text:p>
          </table:table-cell>
          <table:table-cell office:value-type="string" table:style-name="ce14">
            <text:p>PR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진행상태</text:p>
          </table:table-cell>
          <table:table-cell office:value-type="string" table:style-name="ce14">
            <text:p>(모두)</text:p>
          </table:table-cell>
          <table:table-cell table:number-columns-repeated="5" table:style-name="ce1"/>
          <table:table-cell table:style-name="ce1">
            <draw:frame draw:z-index="3" draw:id="id2" draw:style-name="a2" draw:name="차트 3" svg:x="0.53125in" svg:y="0.16146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개수 : Task / Job</text:p>
          </table:table-cell>
          <table:table-cell table:style-name="ce21"/>
          <table:table-cell office:value-type="string" table:style-name="ce15">
            <text:p>성패</text:p>
          </table:table-cell>
          <table:table-cell table:style-name="ce21"/>
          <table:table-cell table:style-name="ce16"/>
          <table:table-cell table:style-name="ce1">
            <draw:frame draw:z-index="2" draw:id="id1" draw:style-name="a1" draw:name="차트 4" svg:x="0.72396in" svg:y="0.19271in" svg:width="6.69291in" svg:height="3.8897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5">
            <text:p>월</text:p>
          </table:table-cell>
          <table:table-cell office:value-type="string" table:style-name="ce15">
            <text:p>리전</text:p>
          </table:table-cell>
          <table:table-cell office:value-type="string" table:style-name="ce15">
            <text:p>성공</text:p>
          </table:table-cell>
          <table:table-cell office:value-type="string" table:style-name="ce22">
            <text:p>원인분석중</text:p>
          </table:table-cell>
          <table:table-cell office:value-type="string" table:style-name="ce17">
            <text:p>총합계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1월</text:p>
          </table:table-cell>
          <table:table-cell table:style-name="ce21"/>
          <table:table-cell office:value-type="float" office:value="1" table:style-name="ce15">
            <text:p>1</text:p>
          </table:table-cell>
          <table:table-cell table:style-name="ce22"/>
          <table:table-cell office:value-type="float" office:value="1" table:style-name="ce17">
            <text:p>1</text:p>
          </table:table-cell>
          <table:table-cell table:number-columns-repeated="16379"/>
        </table:table-row>
        <table:table-row table:style-name="ro1">
          <table:table-cell table:style-name="ce18"/>
          <table:table-cell office:value-type="string" table:style-name="ce23">
            <text:p>KR</text:p>
          </table:table-cell>
          <table:table-cell office:value-type="float" office:value="1" table:style-name="ce18">
            <text:p>1</text:p>
          </table:table-cell>
          <table:table-cell table:style-name="ce24"/>
          <table:table-cell office:value-type="float" office:value="1" table:style-name="ce19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8">
            <text:p>2월</text:p>
          </table:table-cell>
          <table:table-cell table:style-name="ce23"/>
          <table:table-cell office:value-type="float" office:value="2" table:style-name="ce18">
            <text:p>2</text:p>
          </table:table-cell>
          <table:table-cell table:style-name="ce24"/>
          <table:table-cell office:value-type="float" office:value="2" table:style-name="ce19">
            <text:p>2</text:p>
          </table:table-cell>
          <table:table-cell table:number-columns-repeated="16379"/>
        </table:table-row>
        <table:table-row table:style-name="ro1">
          <table:table-cell table:style-name="ce18"/>
          <table:table-cell office:value-type="string" table:style-name="ce23">
            <text:p>KR</text:p>
          </table:table-cell>
          <table:table-cell office:value-type="float" office:value="2" table:style-name="ce18">
            <text:p>2</text:p>
          </table:table-cell>
          <table:table-cell table:style-name="ce24"/>
          <table:table-cell office:value-type="float" office:value="2" table:style-name="ce19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8">
            <text:p>3월</text:p>
          </table:table-cell>
          <table:table-cell table:style-name="ce23"/>
          <table:table-cell office:value-type="float" office:value="3" table:style-name="ce18">
            <text:p>3</text:p>
          </table:table-cell>
          <table:table-cell table:style-name="ce24"/>
          <table:table-cell office:value-type="float" office:value="3" table:style-name="ce19">
            <text:p>3</text:p>
          </table:table-cell>
          <table:table-cell table:number-columns-repeated="16379"/>
        </table:table-row>
        <table:table-row table:style-name="ro1">
          <table:table-cell table:style-name="ce18"/>
          <table:table-cell office:value-type="string" table:style-name="ce23">
            <text:p>KR</text:p>
          </table:table-cell>
          <table:table-cell office:value-type="float" office:value="2" table:style-name="ce18">
            <text:p>2</text:p>
          </table:table-cell>
          <table:table-cell table:style-name="ce24"/>
          <table:table-cell office:value-type="float" office:value="2" table:style-name="ce19">
            <text:p>2</text:p>
          </table:table-cell>
          <table:table-cell table:number-columns-repeated="16379"/>
        </table:table-row>
        <table:table-row table:style-name="ro1">
          <table:table-cell table:style-name="ce18"/>
          <table:table-cell office:value-type="string" table:style-name="ce23">
            <text:p>NA</text:p>
          </table:table-cell>
          <table:table-cell office:value-type="float" office:value="1" table:style-name="ce18">
            <text:p>1</text:p>
          </table:table-cell>
          <table:table-cell table:style-name="ce24"/>
          <table:table-cell office:value-type="float" office:value="1" table:style-name="ce19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8">
            <text:p>4월</text:p>
          </table:table-cell>
          <table:table-cell table:style-name="ce23"/>
          <table:table-cell office:value-type="float" office:value="2" table:style-name="ce18">
            <text:p>2</text:p>
          </table:table-cell>
          <table:table-cell table:style-name="ce24"/>
          <table:table-cell office:value-type="float" office:value="2" table:style-name="ce19">
            <text:p>2</text:p>
          </table:table-cell>
          <table:table-cell table:number-columns-repeated="16379"/>
        </table:table-row>
        <table:table-row table:style-name="ro1">
          <table:table-cell table:style-name="ce18"/>
          <table:table-cell office:value-type="string" table:style-name="ce23">
            <text:p>CN</text:p>
          </table:table-cell>
          <table:table-cell office:value-type="float" office:value="1" table:style-name="ce18">
            <text:p>1</text:p>
          </table:table-cell>
          <table:table-cell table:style-name="ce24"/>
          <table:table-cell office:value-type="float" office:value="1" table:style-name="ce19">
            <text:p>1</text:p>
          </table:table-cell>
          <table:table-cell table:number-columns-repeated="16379"/>
        </table:table-row>
        <table:table-row table:style-name="ro1">
          <table:table-cell table:style-name="ce18"/>
          <table:table-cell office:value-type="string" table:style-name="ce23">
            <text:p>NA</text:p>
          </table:table-cell>
          <table:table-cell office:value-type="float" office:value="1" table:style-name="ce18">
            <text:p>1</text:p>
          </table:table-cell>
          <table:table-cell table:style-name="ce24"/>
          <table:table-cell office:value-type="float" office:value="1" table:style-name="ce19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8">
            <text:p>5월</text:p>
          </table:table-cell>
          <table:table-cell table:style-name="ce23"/>
          <table:table-cell office:value-type="float" office:value="4" table:style-name="ce18">
            <text:p>4</text:p>
          </table:table-cell>
          <table:table-cell table:style-name="ce24"/>
          <table:table-cell office:value-type="float" office:value="4" table:style-name="ce19">
            <text:p>4</text:p>
          </table:table-cell>
          <table:table-cell table:number-columns-repeated="16379"/>
        </table:table-row>
        <table:table-row table:style-name="ro1">
          <table:table-cell table:style-name="ce18"/>
          <table:table-cell office:value-type="string" table:style-name="ce23">
            <text:p>KR</text:p>
          </table:table-cell>
          <table:table-cell office:value-type="float" office:value="3" table:style-name="ce18">
            <text:p>3</text:p>
          </table:table-cell>
          <table:table-cell table:style-name="ce24"/>
          <table:table-cell office:value-type="float" office:value="3" table:style-name="ce19">
            <text:p>3</text:p>
          </table:table-cell>
          <table:table-cell table:number-columns-repeated="16379"/>
        </table:table-row>
        <table:table-row table:style-name="ro1">
          <table:table-cell table:style-name="ce18"/>
          <table:table-cell office:value-type="string" table:style-name="ce23">
            <text:p>EU</text:p>
          </table:table-cell>
          <table:table-cell office:value-type="float" office:value="1" table:style-name="ce18">
            <text:p>1</text:p>
          </table:table-cell>
          <table:table-cell table:style-name="ce24"/>
          <table:table-cell office:value-type="float" office:value="1" table:style-name="ce19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8">
            <text:p>6월</text:p>
          </table:table-cell>
          <table:table-cell table:style-name="ce23"/>
          <table:table-cell office:value-type="float" office:value="3" table:style-name="ce18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19">
            <text:p>4</text:p>
          </table:table-cell>
          <table:table-cell table:number-columns-repeated="16379"/>
        </table:table-row>
        <table:table-row table:style-name="ro1">
          <table:table-cell table:style-name="ce18"/>
          <table:table-cell office:value-type="string" table:style-name="ce23">
            <text:p>KR</text:p>
          </table:table-cell>
          <table:table-cell office:value-type="float" office:value="3" table:style-name="ce18">
            <text:p>3</text:p>
          </table:table-cell>
          <table:table-cell table:style-name="ce24"/>
          <table:table-cell office:value-type="float" office:value="3" table:style-name="ce19">
            <text:p>3</text:p>
          </table:table-cell>
          <table:table-cell table:number-columns-repeated="16379"/>
        </table:table-row>
        <table:table-row table:style-name="ro1">
          <table:table-cell table:style-name="ce18"/>
          <table:table-cell office:value-type="string" table:style-name="ce23">
            <text:p>NA</text:p>
          </table:table-cell>
          <table:table-cell table:style-name="ce18"/>
          <table:table-cell office:value-type="float" office:value="1" table:style-name="ce24">
            <text:p>1</text:p>
          </table:table-cell>
          <table:table-cell office:value-type="float" office:value="1" table:style-name="ce19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20">
            <text:p>총합계</text:p>
          </table:table-cell>
          <table:table-cell table:style-name="ce25"/>
          <table:table-cell office:value-type="float" office:value="15" table:style-name="ce20">
            <text:p>15</text:p>
          </table:table-cell>
          <table:table-cell office:value-type="float" office:value="1" table:style-name="ce26">
            <text:p>1</text:p>
          </table:table-cell>
          <table:table-cell office:value-type="float" office:value="16" table:style-name="ce14">
            <text:p>16</text:p>
          </table:table-cell>
          <table:table-cell table:number-columns-repeated="16379"/>
        </table:table-row>
        <table:table-row table:number-rows-repeated="1048539" table:style-name="ro1">
          <table:table-cell table:number-columns-repeated="16384"/>
        </table:table-row>
      </table:table>
      <table:table table:name="KR" table:style-name="ta2">
        <table:table-column table:style-name="co14" table:default-cell-style-name="ce1"/>
        <table:table-column table:style-name="co18" table:default-cell-style-name="ce1"/>
        <table:table-column table:style-name="co17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7" table:default-cell-style-name="ce1"/>
        <table:table-column table:style-name="co22" table:default-cell-style-name="ce1"/>
        <table:table-column table:style-name="co17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3" table:default-cell-style-name="ce1"/>
        <table:table-column table:style-name="co19" table:default-cell-style-name="ce1"/>
        <table:table-column table:style-name="co25" table:default-cell-style-name="ce1"/>
        <table:table-column table:style-name="co17" table:default-cell-style-name="ce1"/>
        <table:table-column table:style-name="co1" table:number-columns-repeated="16366" table:default-cell-style-name="ce1"/>
        <table:table-row table:style-name="ro1">
          <table:table-cell office:value-type="string" table:style-name="ce14">
            <text:p>테넌트</text:p>
          </table:table-cell>
          <table:table-cell office:value-type="string" table:style-name="ce14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진행상태</text:p>
          </table:table-cell>
          <table:table-cell office:value-type="string" table:style-name="ce14">
            <text:p>(모두)</text:p>
          </table:table-cell>
          <table:table-cell table:number-columns-repeated="5" table:style-name="ce1"/>
          <table:table-cell table:style-name="ce1">
            <draw:frame draw:z-index="1" draw:id="id3" draw:style-name="a3" draw:name="차트 1" svg:x="0.00521in" svg:y="0.00521in" svg:width="6.69291in" svg:height="3.88976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개수 : Task / Job</text:p>
          </table:table-cell>
          <table:table-cell office:value-type="string" table:style-name="ce15">
            <text:p>열 레이블</text:p>
          </table:table-cell>
          <table:table-cell table:style-name="ce16"/>
          <table:table-cell table:number-columns-repeated="16381"/>
        </table:table-row>
        <table:table-row table:style-name="ro1">
          <table:table-cell office:value-type="string" table:style-name="ce15">
            <text:p>행 레이블</text:p>
          </table:table-cell>
          <table:table-cell office:value-type="string" table:style-name="ce15">
            <text:p>KR</text:p>
          </table:table-cell>
          <table:table-cell office:value-type="string" table:style-name="ce17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성공</text:p>
          </table:table-cell>
          <table:table-cell office:value-type="float" office:value="12" table:style-name="ce15">
            <text:p>12</text:p>
          </table:table-cell>
          <table:table-cell office:value-type="float" office:value="12" table:style-name="ce17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8">
            <text:p>총합계</text:p>
          </table:table-cell>
          <table:table-cell office:value-type="float" office:value="12" table:style-name="ce20">
            <text:p>12</text:p>
          </table:table-cell>
          <table:table-cell office:value-type="float" office:value="12" table:style-name="ce14">
            <text:p>12</text:p>
          </table:table-cell>
          <table:table-cell table:number-columns-repeated="1638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14">
            <text:p>테넌트</text:p>
          </table:table-cell>
          <table:table-cell office:value-type="string" table:style-name="ce14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진행상태</text:p>
          </table:table-cell>
          <table:table-cell office:value-type="string" table:style-name="ce14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리전</text:p>
          </table:table-cell>
          <table:table-cell office:value-type="string" table:style-name="ce14">
            <text:p>KR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개수 : Task / Job</text:p>
          </table:table-cell>
          <table:table-cell office:value-type="string" table:style-name="ce15">
            <text:p>열 레이블</text:p>
          </table:table-cell>
          <table:table-cell table:style-name="ce16"/>
          <table:table-cell table:number-columns-repeated="16381"/>
        </table:table-row>
        <table:table-row table:style-name="ro1">
          <table:table-cell office:value-type="string" table:style-name="ce15">
            <text:p>행 레이블</text:p>
          </table:table-cell>
          <table:table-cell office:value-type="string" table:style-name="ce15">
            <text:p>성공</text:p>
          </table:table-cell>
          <table:table-cell office:value-type="string" table:style-name="ce17">
            <text:p>총합계</text:p>
          </table:table-cell>
          <table:table-cell table:number-columns-repeated="4"/>
          <table:table-cell table:style-name="ce1">
            <draw:frame draw:z-index="2" draw:id="id4" draw:style-name="a4" draw:name="차트 2" svg:x="0.00521in" svg:y="0.00521in" svg:width="6.69291in" svg:height="3.88976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27">
            <text:p>1월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9">
            <text:p>2월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9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9">
            <text:p>3월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9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9">
            <text:p>5월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9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9">
            <text:p>6월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19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8">
            <text:p>총합계</text:p>
          </table:table-cell>
          <table:table-cell office:value-type="float" office:value="12" table:style-name="ce20">
            <text:p>12</text:p>
          </table:table-cell>
          <table:table-cell office:value-type="float" office:value="12" table:style-name="ce14">
            <text:p>12</text:p>
          </table:table-cell>
          <table:table-cell table:number-columns-repeated="16381"/>
        </table:table-row>
        <table:table-row table:number-rows-repeated="1048550" table:style-name="ro1">
          <table:table-cell table:number-columns-repeated="16384"/>
        </table:table-row>
      </table:table>
      <table:table table:name="CN" table:style-name="ta2">
        <table:table-column table:style-name="co14" table:default-cell-style-name="ce1"/>
        <table:table-column table:style-name="co18" table:default-cell-style-name="ce1"/>
        <table:table-column table:style-name="co17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7" table:default-cell-style-name="ce1"/>
        <table:table-column table:style-name="co22" table:default-cell-style-name="ce1"/>
        <table:table-column table:style-name="co17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3" table:default-cell-style-name="ce1"/>
        <table:table-column table:style-name="co19" table:default-cell-style-name="ce1"/>
        <table:table-column table:style-name="co25" table:default-cell-style-name="ce1"/>
        <table:table-column table:style-name="co17" table:default-cell-style-name="ce1"/>
        <table:table-column table:style-name="co1" table:number-columns-repeated="16366" table:default-cell-style-name="ce1"/>
        <table:table-row table:style-name="ro1">
          <table:table-cell office:value-type="string" table:style-name="ce14">
            <text:p>테넌트</text:p>
          </table:table-cell>
          <table:table-cell office:value-type="string" table:style-name="ce14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진행상태</text:p>
          </table:table-cell>
          <table:table-cell office:value-type="string" table:style-name="ce14">
            <text:p>(모두)</text:p>
          </table:table-cell>
          <table:table-cell table:number-columns-repeated="5" table:style-name="ce1"/>
          <table:table-cell table:style-name="ce1">
            <draw:frame draw:z-index="1" draw:id="id5" draw:style-name="a5" draw:name="차트 1" svg:x="0.00521in" svg:y="0.00521in" svg:width="6.69291in" svg:height="3.88976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개수 : Task / Job</text:p>
          </table:table-cell>
          <table:table-cell office:value-type="string" table:style-name="ce15">
            <text:p>열 레이블</text:p>
          </table:table-cell>
          <table:table-cell table:style-name="ce16"/>
          <table:table-cell table:number-columns-repeated="16381"/>
        </table:table-row>
        <table:table-row table:style-name="ro1">
          <table:table-cell office:value-type="string" table:style-name="ce15">
            <text:p>행 레이블</text:p>
          </table:table-cell>
          <table:table-cell office:value-type="string" table:style-name="ce15">
            <text:p>CN</text:p>
          </table:table-cell>
          <table:table-cell office:value-type="string" table:style-name="ce17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성공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8">
            <text:p>총합계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14">
            <text:p>테넌트</text:p>
          </table:table-cell>
          <table:table-cell office:value-type="string" table:style-name="ce14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진행상태</text:p>
          </table:table-cell>
          <table:table-cell office:value-type="string" table:style-name="ce14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리전</text:p>
          </table:table-cell>
          <table:table-cell office:value-type="string" table:style-name="ce14">
            <text:p>C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개수 : Task / Job</text:p>
          </table:table-cell>
          <table:table-cell office:value-type="string" table:style-name="ce15">
            <text:p>열 레이블</text:p>
          </table:table-cell>
          <table:table-cell table:style-name="ce16"/>
          <table:table-cell table:number-columns-repeated="16381"/>
        </table:table-row>
        <table:table-row table:style-name="ro1">
          <table:table-cell office:value-type="string" table:style-name="ce15">
            <text:p>행 레이블</text:p>
          </table:table-cell>
          <table:table-cell office:value-type="string" table:style-name="ce15">
            <text:p>성공</text:p>
          </table:table-cell>
          <table:table-cell office:value-type="string" table:style-name="ce17">
            <text:p>총합계</text:p>
          </table:table-cell>
          <table:table-cell table:number-columns-repeated="4"/>
          <table:table-cell table:style-name="ce1">
            <draw:frame draw:z-index="2" draw:id="id6" draw:style-name="a6" draw:name="차트 3" svg:x="0.00521in" svg:y="0.00521in" svg:width="6.69291in" svg:height="3.88976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27">
            <text:p>4월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8">
            <text:p>총합계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number-rows-repeated="1048554" table:style-name="ro1">
          <table:table-cell table:number-columns-repeated="16384"/>
        </table:table-row>
      </table:table>
      <table:table table:name="EU" table:style-name="ta2">
        <table:table-column table:style-name="co14" table:default-cell-style-name="ce1"/>
        <table:table-column table:style-name="co18" table:default-cell-style-name="ce1"/>
        <table:table-column table:style-name="co17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7" table:default-cell-style-name="ce1"/>
        <table:table-column table:style-name="co22" table:default-cell-style-name="ce1"/>
        <table:table-column table:style-name="co17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3" table:default-cell-style-name="ce1"/>
        <table:table-column table:style-name="co19" table:default-cell-style-name="ce1"/>
        <table:table-column table:style-name="co25" table:default-cell-style-name="ce1"/>
        <table:table-column table:style-name="co17" table:default-cell-style-name="ce1"/>
        <table:table-column table:style-name="co1" table:number-columns-repeated="16366" table:default-cell-style-name="ce1"/>
        <table:table-row table:style-name="ro1">
          <table:table-cell office:value-type="string" table:style-name="ce14">
            <text:p>테넌트</text:p>
          </table:table-cell>
          <table:table-cell office:value-type="string" table:style-name="ce14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진행상태</text:p>
          </table:table-cell>
          <table:table-cell office:value-type="string" table:style-name="ce14">
            <text:p>(모두)</text:p>
          </table:table-cell>
          <table:table-cell table:number-columns-repeated="5" table:style-name="ce1"/>
          <table:table-cell table:style-name="ce1">
            <draw:frame draw:z-index="1" draw:id="id7" draw:style-name="a7" draw:name="차트 1" svg:x="0.00521in" svg:y="0.00521in" svg:width="6.69291in" svg:height="3.88976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개수 : Task / Job</text:p>
          </table:table-cell>
          <table:table-cell office:value-type="string" table:style-name="ce15">
            <text:p>열 레이블</text:p>
          </table:table-cell>
          <table:table-cell table:style-name="ce16"/>
          <table:table-cell table:number-columns-repeated="16381"/>
        </table:table-row>
        <table:table-row table:style-name="ro1">
          <table:table-cell office:value-type="string" table:style-name="ce15">
            <text:p>행 레이블</text:p>
          </table:table-cell>
          <table:table-cell office:value-type="string" table:style-name="ce15">
            <text:p>EU</text:p>
          </table:table-cell>
          <table:table-cell office:value-type="string" table:style-name="ce17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성공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8">
            <text:p>총합계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14">
            <text:p>테넌트</text:p>
          </table:table-cell>
          <table:table-cell office:value-type="string" table:style-name="ce14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진행상태</text:p>
          </table:table-cell>
          <table:table-cell office:value-type="string" table:style-name="ce14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리전</text:p>
          </table:table-cell>
          <table:table-cell office:value-type="string" table:style-name="ce14">
            <text:p>EU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개수 : Task / Job</text:p>
          </table:table-cell>
          <table:table-cell office:value-type="string" table:style-name="ce15">
            <text:p>열 레이블</text:p>
          </table:table-cell>
          <table:table-cell table:style-name="ce16"/>
          <table:table-cell table:number-columns-repeated="16381"/>
        </table:table-row>
        <table:table-row table:style-name="ro1">
          <table:table-cell office:value-type="string" table:style-name="ce15">
            <text:p>행 레이블</text:p>
          </table:table-cell>
          <table:table-cell office:value-type="string" table:style-name="ce15">
            <text:p>성공</text:p>
          </table:table-cell>
          <table:table-cell office:value-type="string" table:style-name="ce17">
            <text:p>총합계</text:p>
          </table:table-cell>
          <table:table-cell table:number-columns-repeated="4"/>
          <table:table-cell table:style-name="ce1">
            <draw:frame draw:z-index="2" draw:id="id8" draw:style-name="a8" draw:name="차트 2" svg:x="0.00521in" svg:y="0.00521in" svg:width="6.69291in" svg:height="3.88976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27">
            <text:p>5월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8">
            <text:p>총합계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number-rows-repeated="1048554" table:style-name="ro1">
          <table:table-cell table:number-columns-repeated="16384"/>
        </table:table-row>
      </table:table>
      <table:table table:name="NA" table:style-name="ta2">
        <table:table-column table:style-name="co14" table:default-cell-style-name="ce1"/>
        <table:table-column table:style-name="co18" table:default-cell-style-name="ce1"/>
        <table:table-column table:style-name="co16" table:default-cell-style-name="ce1"/>
        <table:table-column table:style-name="co17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7" table:default-cell-style-name="ce1"/>
        <table:table-column table:style-name="co22" table:default-cell-style-name="ce1"/>
        <table:table-column table:style-name="co17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3" table:default-cell-style-name="ce1"/>
        <table:table-column table:style-name="co19" table:default-cell-style-name="ce1"/>
        <table:table-column table:style-name="co25" table:default-cell-style-name="ce1"/>
        <table:table-column table:style-name="co17" table:default-cell-style-name="ce1"/>
        <table:table-column table:style-name="co1" table:number-columns-repeated="16366" table:default-cell-style-name="ce1"/>
        <table:table-row table:style-name="ro1">
          <table:table-cell office:value-type="string" table:style-name="ce14">
            <text:p>테넌트</text:p>
          </table:table-cell>
          <table:table-cell office:value-type="string" table:style-name="ce14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진행상태</text:p>
          </table:table-cell>
          <table:table-cell office:value-type="string" table:style-name="ce14">
            <text:p>(모두)</text:p>
          </table:table-cell>
          <table:table-cell table:number-columns-repeated="5" table:style-name="ce1"/>
          <table:table-cell table:style-name="ce1">
            <draw:frame draw:z-index="2" draw:id="id10" draw:style-name="a10" draw:name="차트 3" svg:x="0.00521in" svg:y="0.00521in" svg:width="6.69291in" svg:height="3.88976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개수 : Task / Job</text:p>
          </table:table-cell>
          <table:table-cell office:value-type="string" table:style-name="ce15">
            <text:p>열 레이블</text:p>
          </table:table-cell>
          <table:table-cell table:style-name="ce16"/>
          <table:table-cell table:number-columns-repeated="16381"/>
        </table:table-row>
        <table:table-row table:style-name="ro1">
          <table:table-cell office:value-type="string" table:style-name="ce15">
            <text:p>행 레이블</text:p>
          </table:table-cell>
          <table:table-cell office:value-type="string" table:style-name="ce15">
            <text:p>NA</text:p>
          </table:table-cell>
          <table:table-cell office:value-type="string" table:style-name="ce17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성공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7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9">
            <text:p>원인분석중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8">
            <text:p>총합계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14">
            <text:p>4</text:p>
          </table:table-cell>
          <table:table-cell table:number-columns-repeated="1638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4">
            <text:p>테넌트</text:p>
          </table:table-cell>
          <table:table-cell office:value-type="string" table:style-name="ce14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진행상태</text:p>
          </table:table-cell>
          <table:table-cell office:value-type="string" table:style-name="ce14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리전</text:p>
          </table:table-cell>
          <table:table-cell office:value-type="string" table:style-name="ce14">
            <text:p>NA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개수 : Task / Job</text:p>
          </table:table-cell>
          <table:table-cell office:value-type="string" table:style-name="ce15">
            <text:p>열 레이블</text:p>
          </table:table-cell>
          <table:table-cell table:style-name="ce21"/>
          <table:table-cell table:style-name="ce16"/>
          <table:table-cell table:number-columns-repeated="16380"/>
        </table:table-row>
        <table:table-row table:style-name="ro1">
          <table:table-cell office:value-type="string" table:style-name="ce15">
            <text:p>행 레이블</text:p>
          </table:table-cell>
          <table:table-cell office:value-type="string" table:style-name="ce15">
            <text:p>성공</text:p>
          </table:table-cell>
          <table:table-cell office:value-type="string" table:style-name="ce22">
            <text:p>원인분석중</text:p>
          </table:table-cell>
          <table:table-cell office:value-type="string" table:style-name="ce17">
            <text:p>총합계</text:p>
          </table:table-cell>
          <table:table-cell table:number-columns-repeated="3"/>
          <table:table-cell table:style-name="ce1">
            <draw:frame draw:z-index="1" draw:id="id9" draw:style-name="a9" draw:name="차트 2" svg:x="0.00521in" svg:y="0.00521in" svg:width="6.69291in" svg:height="3.88976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27">
            <text:p>3월</text:p>
          </table:table-cell>
          <table:table-cell office:value-type="float" office:value="2" table:style-name="ce15">
            <text:p>2</text:p>
          </table:table-cell>
          <table:table-cell table:style-name="ce22"/>
          <table:table-cell office:value-type="float" office:value="2" table:style-name="ce17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4월</text:p>
          </table:table-cell>
          <table:table-cell office:value-type="float" office:value="1" table:style-name="ce18">
            <text:p>1</text:p>
          </table:table-cell>
          <table:table-cell table:style-name="ce24"/>
          <table:table-cell office:value-type="float" office:value="1" table:style-name="ce1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6월</text:p>
          </table:table-cell>
          <table:table-cell table:style-name="ce18"/>
          <table:table-cell office:value-type="float" office:value="1" table:style-name="ce24">
            <text:p>1</text:p>
          </table:table-cell>
          <table:table-cell office:value-type="float" office:value="1" table:style-name="ce1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8">
            <text:p>총합계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26">
            <text:p>1</text:p>
          </table:table-cell>
          <table:table-cell office:value-type="float" office:value="4" table:style-name="ce14">
            <text:p>4</text:p>
          </table:table-cell>
          <table:table-cell table:number-columns-repeated="16380"/>
        </table:table-row>
        <table:table-row table:number-rows-repeated="1048552" table:style-name="ro1">
          <table:table-cell table:number-columns-repeated="16384"/>
        </table:table-row>
      </table:table>
      <table:data-pilot-tables>
        <table:data-pilot-table table:name="피벗 테이블25" table:target-range-address="요약.A16:요약.E37" table:show-filter-button="false" table:buttons="요약.A16 요약.A17 요약.A20 요약.B20 요약.C19">
          <table:source-cell-range table:cell-range-address="6월집계.B1:6월집계.Q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Task / Job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System / Serv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ngine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oot Caus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mpact (Severity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Dat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Resul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3" table:target-range-address="요약.A1:요약.C10" table:show-filter-button="false" table:buttons="요약.A1 요약.A2 요약.A5 요약.B4">
          <table:source-cell-range table:cell-range-address="6월집계.B1:6월집계.Q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진행중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Task / Job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System / Serv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ngine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oot Caus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mpact (Severity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Dat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Resul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6" table:target-range-address="KR.A15:KR.C26" table:show-filter-button="false" table:buttons="KR.A15 KR.A16 KR.A17 KR.A20 KR.B19">
          <table:source-cell-range table:cell-range-address="6월집계.A1:6월집계.Q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ystem / Serv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ngine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oot Caus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mpact (Severity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Dat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Resul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KR.A1:KR.C7" table:show-filter-button="false" table:buttons="KR.A1 KR.A2 KR.A5 KR.B4">
          <table:source-cell-range table:cell-range-address="6월집계.B1:6월집계.H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NA" table:display="false" table:show-details="true"/>
              </table:data-pilot-member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원인분석중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CN.A1:CN.C7" table:show-filter-button="false" table:buttons="CN.A1 CN.A2 CN.A5 CN.B4">
          <table:source-cell-range table:cell-range-address="6월집계.B1:6월집계.H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</table:data-pilot-member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원인분석중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6" table:target-range-address="CN.A15:CN.C22" table:show-filter-button="false" table:buttons="CN.A15 CN.A16 CN.A17 CN.A20 CN.B19">
          <table:source-cell-range table:cell-range-address="6월집계.A1:6월집계.Q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CN">
            <table:data-pilot-level table:show-empty="false"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ystem / Serv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ngine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oot Caus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mpact (Severity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Dat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Resul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6" table:target-range-address="EU.A15:EU.C22" table:show-filter-button="false" table:buttons="EU.A15 EU.A16 EU.A17 EU.A20 EU.B19">
          <table:source-cell-range table:cell-range-address="6월집계.A1:6월집계.Q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EU">
            <table:data-pilot-level table:show-empty="false"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ystem / Serv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ngine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oot Caus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mpact (Severity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Dat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Resul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EU.A1:EU.C7" table:show-filter-button="false" table:buttons="EU.A1 EU.A2 EU.A5 EU.B4">
          <table:source-cell-range table:cell-range-address="6월집계.B1:6월집계.H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</table:data-pilot-member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NA.A1:NA.C8" table:show-filter-button="false" table:buttons="NA.A1 NA.A2 NA.A5 NA.B4">
          <table:source-cell-range table:cell-range-address="6월집계.B1:6월집계.H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KR" table:display="false" table:show-details="true"/>
              </table:data-pilot-member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6" table:target-range-address="NA.A15:NA.D24" table:show-filter-button="false" table:buttons="NA.A15 NA.A16 NA.A17 NA.A20 NA.B19">
          <table:source-cell-range table:cell-range-address="6월집계.A1:6월집계.Q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NA">
            <table:data-pilot-level table:show-empty="false"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ystem / Serv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ngine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oot Caus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mpact (Severity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Dat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Resul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number:date-style style:name="N48">
      <number:year number:style="long"/>
      <number:text>-</number:text>
      <number:month number:style="long"/>
      <number:text>-</number:text>
      <number:day number:style="long"/>
    </number:date-style>
    <number:date-style style:name="N49">
      <number:month number:style="long"/>
      <number:text>월 </number:text>
      <number:day number:style="long"/>
      <number:text>일</number:text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스파크엔어소시에이츠/김의현-클라우드플랫폼팀/신우영</meta:initial-creator>
    <dc:creator>Windows User</dc:creator>
    <meta:creation-date>2022-06-24T05:26:14Z</meta:creation-date>
    <dc:date>2022-07-20T06:56:4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성공</text:p>
              </table:table-cell>
            </table:table-row>
          </table:table-header-rows>
          <table:table-row>
            <table:table-cell office:value-type="string">
              <text:p>KR</text:p>
            </table:table-cell>
            <table:table-cell office:value-type="float" office:value="11"/>
          </table:table-row>
          <table:table-row>
            <table:table-cell office:value-type="string">
              <text:p>NA</text:p>
            </table:table-cell>
            <table:table-cell office:value-type="float" office:value="2"/>
          </table:table-row>
          <table:table-row>
            <table:table-cell office:value-type="string">
              <text:p>EU</text:p>
            </table:table-cell>
            <table:table-cell office:value-type="float" office:value="1"/>
          </table:table-row>
          <table:table-row>
            <table:table-cell office:value-type="string">
              <text:p>CN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label chart:style-name="DL01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성공</text:p>
              </table:table-cell>
              <table:table-cell office:value-type="string">
                <text:p>원인분석중</text:p>
              </table:table-cell>
            </table:table-row>
          </table:table-header-rows>
          <table:table-row>
            <table:table-cell office:value-type="string">
              <text:p>3월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0"/>
            <table:table-cell office:value-type="float" office:value="1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NA</text:p>
              </table:table-cell>
            </table:table-row>
          </table:table-header-rows>
          <table:table-row>
            <table:table-cell office:value-type="string">
              <text:p>성공</text:p>
            </table:table-cell>
            <table:table-cell office:value-type="float" office:value="3"/>
          </table:table-row>
          <table:table-row>
            <table:table-cell office:value-type="string">
              <text:p>원인분석중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80.0626771653543pt" svg:width="481.8894488188976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1"/>
          </chart:axis>
          <chart:series chart:label-cell-address="local-table.$B$1" chart:values-cell-range-address="local-table.$B$2:.$B$11" chart:class="chart:bar" chart:attached-axis="primary-y" chart:style-name="G0S0">
            <chart:data-label chart:style-name="DL00"/>
            <chart:data-point chart:repeated="10"/>
          </chart:series>
          <chart:series chart:label-cell-address="local-table.$C$1" chart:values-cell-range-address="local-table.$C$2:.$C$11" chart:class="chart:bar" chart:attached-axis="primary-y" chart:style-name="G0S1">
            <chart:data-label chart:style-name="DL01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성공</text:p>
              </table:table-cell>
              <table:table-cell office:value-type="string">
                <text:p>원인분석중</text:p>
              </table:table-cell>
            </table:table-row>
          </table:table-header-rows>
          <table:table-row>
            <table:table-cell office:value-type="string">
              <text:p>1월 KR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2월 KR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3월 NA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3월 KR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4월 CN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4월 NA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5월 KR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5월 EU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 KR</text:p>
            </table:table-cell>
            <table:table-cell office:value-type="float" office:value="4"/>
            <table:table-cell office:value-type="float" office:value="0"/>
          </table:table-row>
          <table:table-row>
            <table:table-cell office:value-type="string">
              <text:p>6월 NA</text:p>
            </table:table-cell>
            <table:table-cell office:value-type="float" office:value="0"/>
            <table:table-cell office:value-type="float" office:value="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1"/>
          </chart:axis>
          <chart:series chart:label-cell-address="local-table.$B$1" chart:values-cell-range-address="local-table.$B$2:.$B$11" chart:class="chart:bar" chart:attached-axis="primary-y" chart:style-name="G0S0">
            <chart:data-point chart:repeated="10"/>
          </chart:series>
          <chart:series chart:label-cell-address="local-table.$C$1" chart:values-cell-range-address="local-table.$C$2:.$C$11" chart:class="chart:bar" chart:attached-axis="primary-y" chart:style-name="G0S1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성공</text:p>
              </table:table-cell>
              <table:table-cell office:value-type="string">
                <text:p>원인분석중</text:p>
              </table:table-cell>
            </table:table-row>
          </table:table-header-rows>
          <table:table-row>
            <table:table-cell office:value-type="string">
              <text:p>1월 KR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2월 KR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3월 KR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3월 NA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4월 CN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4월 NA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5월 KR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5월 EU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 KR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6월 NA</text:p>
            </table:table-cell>
            <table:table-cell office:value-type="float" office:value="0"/>
            <table:table-cell office:value-type="float" office:value="1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KR</text:p>
              </table:table-cell>
            </table:table-row>
          </table:table-header-rows>
          <table:table-row>
            <table:table-cell office:value-type="string">
              <text:p>성공</text:p>
            </table:table-cell>
            <table:table-cell office:value-type="float" office:value="12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성공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</table:table-row>
          <table:table-row>
            <table:table-cell office:value-type="string">
              <text:p>2월</text:p>
            </table:table-cell>
            <table:table-cell office:value-type="float" office:value="2"/>
          </table:table-row>
          <table:table-row>
            <table:table-cell office:value-type="string">
              <text:p>3월</text:p>
            </table:table-cell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float" office:value="3"/>
          </table:table-row>
          <table:table-row>
            <table:table-cell office:value-type="string">
              <text:p>6월</text:p>
            </table:table-cell>
            <table:table-cell office:value-type="float" office:value="4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N</text:p>
              </table:table-cell>
            </table:table-row>
          </table:table-header-rows>
          <table:table-row>
            <table:table-cell office:value-type="string">
              <text:p>성공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성공</text:p>
              </table:table-cell>
            </table:table-row>
          </table:table-header-rows>
          <table:table-row>
            <table:table-cell office:value-type="string">
              <text:p>4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EU</text:p>
              </table:table-cell>
            </table:table-row>
          </table:table-header-rows>
          <table:table-row>
            <table:table-cell office:value-type="string">
              <text:p>성공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성공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